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larations.validateChildNode( Locator loc , String ns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clarations.Declarations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clarations.endOfNod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clarations.addColorProfile( ColorProfile c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clarations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ations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clarations.getColorProfile( String c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clarations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